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, 'Times New Roman', serif"/>
    <style:font-face style:name="mwmathext5regular" svg:font-family="mwmathext5regular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ourier New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ourier New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style:font-name="Courier New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style:font-name="Courier New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style:font-name="Courier New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style:text-underline-style="none" fo:font-weight="normal" style:font-weight-asian="normal" style:font-weight-complex="normal"/>
    </style:style>
    <style:style style:name="T7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b 58%" fo:font-style="normal" style:font-style-asian="normal" style:font-style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position="0% 100%" style:text-underline-style="none" fo:font-weight="normal" style:font-weight-asian="normal" style:font-weight-complex="normal"/>
    </style:style>
    <style:style style:name="T13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super 58%" fo:font-weight="normal" style:font-weight-asian="normal" style:font-weight-complex="normal"/>
    </style:style>
    <style:style style:name="T19" style:family="text">
      <style:text-properties style:text-position="super 58%" style:text-underline-style="none" fo:font-weight="normal" style:font-weight-asian="normal" style:font-weight-complex="normal"/>
    </style:style>
    <style:style style:name="T20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super 58%" fo:font-style="normal" style:font-style-asian="normal" style:font-style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hen Woodbury <text:s text:c="3"/>4/30/17 <text:s text:c="3"/>CMPS 102</text:p>
      <text:p text:style-name="P1">I have read and agree to the collaboration policy. Stephen Woodbury.</text:p>
      <text:p text:style-name="P1">Collaborators: none</text:p>
      <text:p text:style-name="P1"><text:span text:style-name="T25">Assignment 2_1 : Divide and Conquer</text:span></text:p>
      <text:p text:style-name="P2"><text:tab/><text:span text:style-name="T2">Part 1 : Proving Recursive Form of Walsh Hadamard Matrix</text:span> </text:p>
      <text:p text:style-name="P2"><text:tab/><text:span text:style-name="T23">Claim: </text:span><text:span text:style-name="T22">H</text:span><text:span text:style-name="T6">n</text:span><text:span text:style-name="T22"> = </text:span><text:span text:style-name="T12">(1 / 2</text:span><text:span text:style-name="T19">(1/2)</text:span><text:span text:style-name="T12">)* {[ H</text:span><text:span text:style-name="T6">(n-1)</text:span><text:span text:style-name="T12"> H</text:span><text:span text:style-name="T6">(n-1)</text:span><text:span text:style-name="T12"> ],[ H</text:span><text:span text:style-name="T6">(n-1)</text:span><text:span text:style-name="T12"> -H</text:span><text:span text:style-name="T6">(n-1)</text:span><text:span text:style-name="T12">]}</text:span></text:p>
      <text:p text:style-name="P2"><text:tab/><text:span text:style-name="T3">Pf(By Induction)</text:span><text:span text:style-name="T1">: </text:span><text:span text:style-name="T24">Base Cases:</text:span><text:span text:style-name="T1"> </text:span></text:p>
      <text:p text:style-name="P2"><text:span text:style-name="T1"><text:tab/></text:span>I)<text:span text:style-name="T1"> H</text:span><text:span text:style-name="T5">1 </text:span><text:span text:style-name="T10">= (1 / 2</text:span><text:span text:style-name="T18">(1/2)</text:span><text:span text:style-name="T10">)*{[ H</text:span><text:span text:style-name="T5">0</text:span><text:span text:style-name="T10"> H</text:span><text:span text:style-name="T5">0</text:span><text:span text:style-name="T10"> ],[ H</text:span><text:span text:style-name="T5">0</text:span><text:span text:style-name="T10"> -H</text:span><text:span text:style-name="T5">0</text:span><text:span text:style-name="T10">]}=(1 / 2</text:span><text:span text:style-name="T18">(1/2)</text:span><text:span text:style-name="T10">)*{[ 1 1 ],[ 1 -1]}.</text:span></text:p>
      <text:p text:style-name="P2"><text:span text:style-name="T10"><text:tab/>This result abides by all requirements of a Walsh Hadamard matrix</text:span></text:p>
      <text:p text:style-name="P2"><text:span text:style-name="T10"><text:tab/>1) </text:span><text:span text:style-name="T11">Size:</text:span><text:span text:style-name="T10"> H</text:span><text:span text:style-name="T5">1 </text:span><text:span text:style-name="T10">size should be 2</text:span><text:span text:style-name="T18">n</text:span><text:span text:style-name="T10"> * 2</text:span><text:span text:style-name="T18">n</text:span><text:span text:style-name="T10">, 4 elements, which is true.</text:span></text:p>
      <text:p text:style-name="P2"><text:span text:style-name="T10"><text:tab/>2) </text:span><text:span text:style-name="T11">Constant Match Up:</text:span><text:span text:style-name="T10"> The constant in front of a WH matrix should be <text:tab/>1/2</text:span><text:span text:style-name="T18">(n/2)</text:span><text:span text:style-name="T10">. We see this is the case as when n=1, our constant is 1/2</text:span><text:span text:style-name="T18">(1/2)</text:span><text:span text:style-name="T10">. <text:s/></text:span></text:p>
      <text:p text:style-name="P2"><text:span text:style-name="T10"><text:tab/>3) </text:span><text:span text:style-name="T11">Element Match Up:</text:span><text:span text:style-name="T10"> Our elements of H</text:span><text:span text:style-name="T5">1 </text:span><text:span text:style-name="T10">should abide by the formula : <text:tab/><text:tab/> <text:s text:c="2"/>H</text:span><text:span text:style-name="T5">n</text:span><text:span text:style-name="T10">[i,j] = [1/2</text:span><text:span text:style-name="T18">(n/2)</text:span><text:span text:style-name="T10">]*[(-1)</text:span><text:span text:style-name="T18">(ioj)</text:span><text:span text:style-name="T10">]. This is is seen to apply as we can <text:tab/><text:tab/> <text:s text:c="2"/>see : H</text:span><text:span text:style-name="T5">1</text:span><text:span text:style-name="T10">[0,0]=1, H</text:span><text:span text:style-name="T5">1</text:span><text:span text:style-name="T10">[0,1]=1, H</text:span><text:span text:style-name="T5">1</text:span><text:span text:style-name="T10">[1,0]=1, H</text:span><text:span text:style-name="T5">1</text:span><text:span text:style-name="T10">[1,1]=-1. </text:span></text:p>
      <text:p text:style-name="P2"><text:span text:style-name="T10"><text:tab/></text:span><text:span text:style-name="T9">II)</text:span><text:span text:style-name="T10"> H</text:span><text:span text:style-name="T5">2 </text:span><text:span text:style-name="T10">=(1/2</text:span><text:span text:style-name="T18">(1/2)</text:span><text:span text:style-name="T10">)*{[ H</text:span><text:span text:style-name="T5">1</text:span><text:span text:style-name="T10"> H</text:span><text:span text:style-name="T5">1</text:span><text:span text:style-name="T10"> ],[ H</text:span><text:span text:style-name="T5">1</text:span><text:span text:style-name="T10"> -H</text:span><text:span text:style-name="T5">1</text:span><text:span text:style-name="T10">]} <text:s text:c="6"/></text:span></text:p>
      <text:p text:style-name="P2"><text:span text:style-name="T10"><text:tab/> <text:s text:c="5"/>=(1/2</text:span><text:span text:style-name="T18">(1)</text:span><text:span text:style-name="T10">)*{[H</text:span><text:span text:style-name="T5">0 </text:span><text:span text:style-name="T10">H</text:span><text:span text:style-name="T5">0 </text:span><text:span text:style-name="T10">H</text:span><text:span text:style-name="T5">0 </text:span><text:span text:style-name="T10">H</text:span><text:span text:style-name="T5">0</text:span><text:span text:style-name="T10">],[H</text:span><text:span text:style-name="T5">0 </text:span><text:span text:style-name="T10">-H</text:span><text:span text:style-name="T5">0 </text:span><text:span text:style-name="T10">H</text:span><text:span text:style-name="T5">0 </text:span><text:span text:style-name="T10">-H</text:span><text:span text:style-name="T5">0</text:span><text:span text:style-name="T10">],[H</text:span><text:span text:style-name="T5">0 </text:span><text:span text:style-name="T10">H</text:span><text:span text:style-name="T5">0 </text:span><text:span text:style-name="T10">-H</text:span><text:span text:style-name="T5">0 </text:span><text:span text:style-name="T10">-H</text:span><text:span text:style-name="T5">0</text:span><text:span text:style-name="T10">],[H</text:span><text:span text:style-name="T5">0 </text:span><text:span text:style-name="T10">-H</text:span><text:span text:style-name="T5">0 </text:span><text:span text:style-name="T10">-H</text:span><text:span text:style-name="T5">0 </text:span><text:span text:style-name="T10">H</text:span><text:span text:style-name="T5">0</text:span><text:span text:style-name="T10">]}.</text:span></text:p>
      <text:p text:style-name="P2"><text:span text:style-name="T10"><text:tab/> <text:s text:c="5"/>=(1/2</text:span><text:span text:style-name="T18">(1)</text:span><text:span text:style-name="T10">)*{[1</text:span><text:span text:style-name="T5"> </text:span><text:span text:style-name="T10">1</text:span><text:span text:style-name="T5"> </text:span><text:span text:style-name="T10">1</text:span><text:span text:style-name="T5"> </text:span><text:span text:style-name="T10">1],[1</text:span><text:span text:style-name="T5"> </text:span><text:span text:style-name="T10">-1</text:span><text:span text:style-name="T5"> </text:span><text:span text:style-name="T10">1 -1],[1</text:span><text:span text:style-name="T5"> </text:span><text:span text:style-name="T10">1</text:span><text:span text:style-name="T5"> </text:span><text:span text:style-name="T10">-1</text:span><text:span text:style-name="T5"> </text:span><text:span text:style-name="T10">-1],[1</text:span><text:span text:style-name="T5"> </text:span><text:span text:style-name="T10">-1</text:span><text:span text:style-name="T5"> </text:span><text:span text:style-name="T10">-1</text:span><text:span text:style-name="T5"> </text:span><text:span text:style-name="T10">1]}.</text:span></text:p>
      <text:p text:style-name="P2"><text:span text:style-name="T10"><text:tab/></text:span><text:span text:style-name="T13">Note:</text:span><text:span text:style-name="T10"> Constant changed as each H1 has a (1/2</text:span><text:span text:style-name="T18">(1/2)</text:span><text:span text:style-name="T10">) multiplied to its <text:s text:c="3"/><text:tab/>respective matrix. By matrice nature, we can pull that constant out to <text:tab/>multiply it with the <text:tab/>already standing constant.</text:span></text:p>
      <text:p text:style-name="P2"><text:span text:style-name="T10"><text:tab/>This result abides by all requirements of a Walsh Hadamard matrix</text:span></text:p>
      <text:p text:style-name="P2"><text:span text:style-name="T10"><text:tab/>1) </text:span><text:span text:style-name="T11">Size:</text:span><text:span text:style-name="T10"> H</text:span><text:span text:style-name="T5">2 </text:span><text:span text:style-name="T10">Size should be 2</text:span><text:span text:style-name="T18">2</text:span><text:span text:style-name="T10"> * 2</text:span><text:span text:style-name="T18">2</text:span><text:span text:style-name="T10">, 16 elements, which is true.</text:span></text:p>
      <text:p text:style-name="P2"><text:span text:style-name="T10"><text:tab/>2) </text:span><text:span text:style-name="T11">Constant Match Up:</text:span><text:span text:style-name="T10"> The constant in front of a WH matrix should be <text:tab/>1/2</text:span><text:span text:style-name="T18">(n/2)</text:span><text:span text:style-name="T10">. We see this is the case as when n=2, our constant is 1/2</text:span><text:span text:style-name="T18">(2/2)</text:span><text:span text:style-name="T10">. <text:s/></text:span></text:p>
      <text:p text:style-name="P2"><text:span text:style-name="T10"><text:tab/>3) </text:span><text:span text:style-name="T11">Element Match Up:</text:span><text:span text:style-name="T10"> Our elements of H</text:span><text:span text:style-name="T5">2 </text:span><text:span text:style-name="T10">should abide by the formula : <text:tab/> <text:s/><text:tab/> <text:s text:c="2"/>H</text:span><text:span text:style-name="T5">n</text:span><text:span text:style-name="T10">[i,j] = [1/2</text:span><text:span text:style-name="T18">(n/2)</text:span><text:span text:style-name="T10">]*[(-1)</text:span><text:span text:style-name="T18">(ioj)</text:span><text:span text:style-name="T10">]. This is is seen to apply as we can <text:tab/><text:tab/> <text:s text:c="2"/>see : H</text:span><text:span text:style-name="T5">2</text:span><text:span text:style-name="T10">[0,0]=1, H</text:span><text:span text:style-name="T5">2</text:span><text:span text:style-name="T10">[0,1]=1, H</text:span><text:span text:style-name="T5">2</text:span><text:span text:style-name="T10">[0,2]=1, H</text:span><text:span text:style-name="T5">2</text:span><text:span text:style-name="T10">[0,3]=1, H</text:span><text:span text:style-name="T5">2</text:span><text:span text:style-name="T10">[1,0]=1, <text:tab/><text:tab/><text:tab/> <text:s text:c="2"/>H</text:span><text:span text:style-name="T5">2</text:span><text:span text:style-name="T10">[1,1]=-1 , H</text:span><text:span text:style-name="T5">2</text:span><text:span text:style-name="T10">[1,2]=1, H</text:span><text:span text:style-name="T5">2</text:span><text:span text:style-name="T10">[1,3]=-1, H</text:span><text:span text:style-name="T5">2</text:span><text:span text:style-name="T10">[2,0]=1, H</text:span><text:span text:style-name="T5">2</text:span><text:span text:style-name="T10">[2,1]=1, H</text:span><text:span text:style-name="T5">2</text:span><text:span text:style-name="T10">[2,2]=-1, <text:tab/> <text:s text:c="2"/>H</text:span><text:span text:style-name="T5">2</text:span><text:span text:style-name="T10">[2,3]=-1, H</text:span><text:span text:style-name="T5">2</text:span><text:span text:style-name="T10">[3,0]=1, H</text:span><text:span text:style-name="T5">2</text:span><text:span text:style-name="T10">[3,1]=-1, H</text:span><text:span text:style-name="T5">2</text:span><text:span text:style-name="T10">[3,2]=-1, H</text:span><text:span text:style-name="T5">2</text:span><text:span text:style-name="T10">[3,3]=1. </text:span></text:p>
      <text:p text:style-name="P2"><text:span text:style-name="T10"><text:tab/></text:span><text:span text:style-name="T13">Induction Step:</text:span><text:span text:style-name="T15">Assume H</text:span><text:span text:style-name="T7">k</text:span><text:span text:style-name="T15">=1/2</text:span><text:span text:style-name="T20">(1/2)</text:span><text:span text:style-name="T15">)*{[H</text:span><text:span text:style-name="T7">(k-1) </text:span><text:span text:style-name="T15">H</text:span><text:span text:style-name="T7">(k-1)</text:span><text:span text:style-name="T15">],[H</text:span><text:span text:style-name="T7">(k-1) </text:span><text:span text:style-name="T15">-H</text:span><text:span text:style-name="T7">(k-1)</text:span><text:span text:style-name="T15">]} for k&gt;=1.</text:span></text:p>
      <text:p text:style-name="P2"><text:span text:style-name="T15"><text:tab/>This is our Induction Hypothesis. </text:span></text:p>
      <text:p text:style-name="P2"><text:span text:style-name="T15"><text:tab/>Induction Conclusion : H</text:span><text:span text:style-name="T7">(k+1)</text:span><text:span text:style-name="T15"> =(1 / 2</text:span><text:span text:style-name="T20">(1/2)</text:span><text:span text:style-name="T15">)*{[ H</text:span><text:span text:style-name="T7">k</text:span><text:span text:style-name="T15"> H</text:span><text:span text:style-name="T7">k</text:span><text:span text:style-name="T15"> ],[ H</text:span><text:span text:style-name="T7">k </text:span><text:span text:style-name="T15">-H</text:span><text:span text:style-name="T7">k</text:span><text:span text:style-name="T15">]} for k&gt;=1.</text:span></text:p>
      <text:p text:style-name="P2"><text:span text:style-name="T15"><text:tab/>Analyze H</text:span><text:span text:style-name="T7">(k+1)</text:span><text:span text:style-name="T15">. According to our formula:</text:span></text:p>
      <text:p text:style-name="P2"><text:span text:style-name="T15"><text:tab/>H</text:span><text:span text:style-name="T7">(k+1)</text:span><text:span text:style-name="T15"> = (1 / 2</text:span><text:span text:style-name="T20">(1/2)</text:span><text:span text:style-name="T15">)*{[ H</text:span><text:span text:style-name="T7">k</text:span><text:span text:style-name="T15"> H</text:span><text:span text:style-name="T7">k</text:span><text:span text:style-name="T15"> ],[ H</text:span><text:span text:style-name="T7">k </text:span><text:span text:style-name="T15">-H</text:span><text:span text:style-name="T7">k</text:span><text:span text:style-name="T15">]}, <text:s/>each H</text:span><text:span text:style-name="T7">k</text:span><text:span text:style-name="T15"> is a WH Matrix</text:span></text:p>
      <text:p text:style-name="P2"><text:span text:style-name="T15"><text:tab/>Analyze the conditions needed to make a H</text:span><text:span text:style-name="T7">(k+1) </text:span><text:span text:style-name="T15">a WH Matrix.</text:span></text:p>
      <text:p text:style-name="P2"><text:span text:style-name="T15"><text:tab/>1) </text:span><text:span text:style-name="T14">Size:</text:span><text:span text:style-name="T15"> H</text:span><text:span text:style-name="T7">(k+1) </text:span><text:span text:style-name="T15">Size should be 2</text:span><text:span text:style-name="T20">k+1</text:span><text:span text:style-name="T15">*2</text:span><text:span text:style-name="T20">k+1</text:span><text:span text:style-name="T15">, We know that by our IH that each <text:tab/>H</text:span><text:span text:style-name="T7">k </text:span><text:span text:style-name="T15">has 2</text:span><text:span text:style-name="T20">k</text:span><text:span text:style-name="T15">*2</text:span><text:span text:style-name="T20">k </text:span><text:span text:style-name="T15">elements. Total elements in H</text:span><text:span text:style-name="T7">(k+1) </text:span><text:span text:style-name="T15">is 4*(2</text:span><text:span text:style-name="T20">k</text:span><text:span text:style-name="T15">*2</text:span><text:span text:style-name="T20">k</text:span><text:span text:style-name="T15">)=2</text:span><text:span text:style-name="T20">2</text:span><text:span text:style-name="T15">(2</text:span><text:span text:style-name="T20">k</text:span><text:span text:style-name="T15">*2</text:span><text:span text:style-name="T20">k</text:span><text:span text:style-name="T15">)= <text:tab/>(2*2</text:span><text:span text:style-name="T20">k</text:span><text:span text:style-name="T15">*2*2</text:span><text:span text:style-name="T20">k</text:span><text:span text:style-name="T15">)=2</text:span><text:span text:style-name="T20">k+1</text:span><text:span text:style-name="T15">*2</text:span><text:span text:style-name="T20">k+1 </text:span><text:span text:style-name="T15">elements as wanted. </text:span></text:p>
      <text:p text:style-name="P2"><text:span text:style-name="T15"><text:tab/>2) </text:span><text:span text:style-name="T14">Constant Match Up:</text:span><text:span text:style-name="T15">Constant in front of H</text:span><text:span text:style-name="T7">(k+1)</text:span><text:span text:style-name="T15"> should be 1/2</text:span><text:span text:style-name="T20">((k+1)/2)</text:span><text:span text:style-name="T15">.</text:span></text:p>
      <text:p text:style-name="P2"><text:span text:style-name="T15"><text:tab/>Constant (1/2</text:span><text:span text:style-name="T20">(k/2)</text:span><text:span text:style-name="T15">) in front of each H</text:span><text:span text:style-name="T7">k</text:span><text:span text:style-name="T15"> by IH. By Matrix Nature, Can <text:tab/>pull constant out from every element of H</text:span><text:span text:style-name="T7">(k+1) </text:span><text:span text:style-name="T15">and multiply to H</text:span><text:span text:style-name="T7">(k+1)</text:span><text:span text:style-name="T15">'s <text:tab/>constant from the formula. (1/2</text:span><text:span text:style-name="T20">(1/2)</text:span><text:span text:style-name="T15">)*(1/2</text:span><text:span text:style-name="T20">(k/2)</text:span><text:span text:style-name="T15">)=(1/2</text:span><text:span text:style-name="T20">((k+1)/2)</text:span><text:span text:style-name="T15">) as <text:tab/>wanted.</text:span></text:p>
      <text:p text:style-name="P2"><text:span text:style-name="T15"><text:tab/>3) </text:span><text:span text:style-name="T14">Element Match Up:</text:span><text:span text:style-name="T15"> Every element in H</text:span><text:span text:style-name="T7">(k+1)</text:span><text:span text:style-name="T15"> should abide by the WH <text:tab/>formula: H</text:span><text:span text:style-name="T7">(k+1)</text:span><text:span text:style-name="T15">[i,j] = [1/2</text:span><text:span text:style-name="T20">((k+1)/2)</text:span><text:span text:style-name="T15">]*[(-1)</text:span><text:span text:style-name="T20">(ioj)</text:span><text:span text:style-name="T15">]. We know that every H</text:span><text:span text:style-name="T7">(k)</text:span><text:span text:style-name="T15"> is a <text:tab/>proper WH matrix by our IH. Also by our IH, we find that (-1)</text:span><text:span text:style-name="T20">[ioj]</text:span><text:span text:style-name="T15">= <text:tab/>(1)</text:span><text:span text:style-name="T20">[io(j+n)]</text:span><text:span text:style-name="T15">=(-1)</text:span><text:span text:style-name="T20">[(i+n)oj]</text:span><text:span text:style-name="T15"> for the indices of the sub-matrix in the first <text:tab/>quadrant of a larger WH matrix which ensures that the sub-matrices in <text:tab/>Quadrant I,II,&amp; III of H</text:span><text:span text:style-name="T7">(k+1)</text:span><text:span text:style-name="T15"> are equivalent, which fits our formula. We <text:tab/>also <text:tab/>find that from the same indices from the first quadrant sub-<text:tab/>matrix, that (-1)</text:span><text:span text:style-name="T20">[ioj]</text:span><text:span text:style-name="T15"> = -(-1)</text:span><text:span text:style-name="T20">[(i+k)o(j+k)]</text:span><text:span text:style-name="T15"> Which explains the last <text:tab/>quadrant of matrix H</text:span><text:span text:style-name="T7">(k+1)</text:span><text:span text:style-name="T15">. The constant is accurate for the formula as <text:tab/>shown on the Constant match up above. </text:span></text:p>
      <text:p text:style-name="P2"><text:tab/><text:span text:style-name="T1">So in conclusion, </text:span><text:span text:style-name="T15">H</text:span><text:span text:style-name="T7">(k+1) </text:span><text:span text:style-name="T1">is a WH Matrix, completing our proof. QED </text:span></text:p>
      <text:p text:style-name="P3"><text:soft-page-break/>Part 2: Euclidean Norm for Every Column and Row<text:span text:style-name="T22">:</text:span></text:p>
      <text:p text:style-name="P3"><text:span text:style-name="T22">The Euclidean Norm Formula is : </text:span><text:span text:style-name="T22"><draw:frame draw:style-name="fr1" draw:name="Object1" text:anchor-type="as-char" svg:y="-0.3138in" svg:width="1.0874in" svg:height="0.482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22">Vk is an element of vector V of size n'. We know that the formula for any element in a WH Matrix is : </text:span><text:span text:style-name="T22"><draw:frame draw:style-name="fr1" draw:name="Object2" text:anchor-type="as-char" svg:y="-0.1882in" svg:width="1.1984in" svg:height="0.230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. </text:span></text:p>
      <text:p text:style-name="P3"><text:span text:style-name="T22">Treat any row or column in our WH matrix as a vector and find the Euclidean Norm: </text:span><text:span text:style-name="T22"><draw:frame draw:style-name="fr1" draw:name="Object3" text:anchor-type="as-char" svg:y="-0.3138in" svg:width="3.7665in" svg:height="0.482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22">Lastly, the size of a WH matrix is 2</text:span><text:span text:style-name="T19">n</text:span><text:span text:style-name="T22"> * 2</text:span><text:span text:style-name="T19">n</text:span><text:span text:style-name="T22">. Ie, this is the number of rows times the number of columns. This means that each column and row is of length 2</text:span><text:span text:style-name="T19">n</text:span><text:span text:style-name="T22">. So, that means n' = 2</text:span><text:span text:style-name="T19">n</text:span><text:span text:style-name="T22">.</text:span></text:p>
      <text:p text:style-name="P3"><text:span text:style-name="T22"><draw:frame draw:style-name="fr1" draw:name="Object4" text:anchor-type="as-char" svg:y="-0.1882in" svg:width="2.228in" svg:height="0.230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2">As wanted. </text:span></text:p>
      <text:p text:style-name="P3">Part 3: Orthonormal Columns:</text:p>
      <text:p text:style-name="P4">Claim: Columns of H<text:span text:style-name="T4">n</text:span> form an orthonormal basis.</text:p>
      <text:p text:style-name="P6"><text:span text:style-name="T26">Pf:</text:span><text:span text:style-name="T27"> </text:span><text:span text:style-name="T26">Part 1</text:span><text:span text:style-name="T27">: One of the conditions of orthonormal is that the Euclidean Norm of all columns in our WH matrix is 1. This was proven in part 2.</text:span></text:p>
      <text:p text:style-name="P6"><text:span text:style-name="T26">Part 2</text:span><text:span text:style-name="T27">: The other condition of orthonormal matrices is that the dot product of all columns is 0. We'll prove this through induction.</text:span></text:p>
      <text:p text:style-name="P4">Base Case:<text:span text:style-name="T26"> H</text:span><text:span text:style-name="T8">1 </text:span><text:span text:style-name="T16">= (1 / 2</text:span><text:span text:style-name="T21">(1/2)</text:span><text:span text:style-name="T16">)*{[ H</text:span><text:span text:style-name="T8">0</text:span><text:span text:style-name="T16"> H</text:span><text:span text:style-name="T8">0</text:span><text:span text:style-name="T16"> ],[ H</text:span><text:span text:style-name="T8">0</text:span><text:span text:style-name="T16"> -H</text:span><text:span text:style-name="T8">0</text:span><text:span text:style-name="T16">]}=(1 / 2</text:span><text:span text:style-name="T21">(1/2)</text:span><text:span text:style-name="T16">)*{[ 1 1 ],[ 1 -1]}.</text:span></text:p>
      <text:p text:style-name="P4"><text:span text:style-name="T16">Dot product all variations of the columns: (1*1)+(1*-1)=0, (1*-1)+(1*1)=0.</text:span></text:p>
      <text:p text:style-name="P4">Inductive Step:<text:span text:style-name="T26"> Assume H</text:span><text:span text:style-name="T8">k</text:span><text:span text:style-name="T26"> columns form orthonormal basis: Ind. Hypothesis.</text:span></text:p>
      <text:p text:style-name="P4"><text:span text:style-name="T26">[NTP: H</text:span><text:span text:style-name="T8">(k+1)</text:span><text:span text:style-name="T26"> columns form orthonormal basis : ind. Conclusion.]</text:span></text:p>
      <text:p text:style-name="P4"><text:span text:style-name="T26">By part 1 above, we know H</text:span><text:span text:style-name="T8">k+1</text:span><text:span text:style-name="T26"> = </text:span><text:span text:style-name="T16">(1 / 2</text:span><text:span text:style-name="T21">(1/2)</text:span><text:span text:style-name="T16">)* {[ H</text:span><text:span text:style-name="T8">k</text:span><text:span text:style-name="T16"> H</text:span><text:span text:style-name="T8">k</text:span><text:span text:style-name="T16"> ],[ H</text:span><text:span text:style-name="T8">k</text:span><text:span text:style-name="T16"> -H</text:span><text:span text:style-name="T8">k</text:span><text:span text:style-name="T16">]}.</text:span></text:p>
      <text:p text:style-name="P4"><text:span text:style-name="T16">By our induction hypothesis, we know that any column dotted with any other column that wouldn't have been a clone will yield a dot product of 0. <text:s/>if it was H</text:span><text:span text:style-name="T8">k </text:span><text:span text:style-name="T16">rather than -H</text:span><text:span text:style-name="T8">k</text:span><text:span text:style-name="T16">, clone columns would occur between column x where x&lt;2</text:span><text:span text:style-name="T21">(k+1)</text:span><text:span text:style-name="T16">/2 and column x' where x' = x+2</text:span><text:span text:style-name="T21">(k+1)</text:span><text:span text:style-name="T16">/2. We know that any column dotted with itself will always equal the magnitude of the vector. -H</text:span><text:span text:style-name="T8">k </text:span><text:span text:style-name="T16">ensures that no column is ever dotted with a clone of itself. It actually ensures that the first 2</text:span><text:span text:style-name="T21">(k+1)</text:span><text:span text:style-name="T16">/2 elements of our columns when dotted with their would be clones creates a dot product value that is directly negated by the next 2</text:span><text:span text:style-name="T21">(k+1)</text:span><text:span text:style-name="T16">/2 elements of our would be clone column's dot product. QED</text:span></text:p>
      <text:p text:style-name="P7"><text:span text:style-name="T16">Part 4: Dot Product between Matrix and Vector Algorithm:</text:span></text:p>
      <text:p text:style-name="P7"><text:span text:style-name="T15">Components to our Algorithm: 2</text:span><text:span text:style-name="T20">n</text:span><text:span text:style-name="T15">x2</text:span><text:span text:style-name="T20">n</text:span><text:span text:style-name="T15"> WH Matrix M, 2</text:span><text:span text:style-name="T20">n</text:span><text:span text:style-name="T15"> Vector to be multiplied = V, 2</text:span><text:span text:style-name="T20">n</text:span><text:span text:style-name="T15"> Solution Vector = S. Matrix will be composed of double vectors, RxC.</text:span></text:p>
      <text:p text:style-name="P7"><text:span text:style-name="T17">Algorithm</text:span><text:span text:style-name="T15">: 1) For (int i=0, i&lt;2</text:span><text:span text:style-name="T20">n</text:span><text:span text:style-name="T15">; i++)</text:span></text:p>
      <text:p text:style-name="P7"><text:span text:style-name="T15"><text:s text:c="11"/>2) <text:s text:c="2"/>For(int j=0; j&lt;2</text:span><text:span text:style-name="T20">n</text:span><text:span text:style-name="T15">/2; j++)</text:span></text:p>
      <text:p text:style-name="P7"><text:span text:style-name="T15"><text:s text:c="11"/>3) <text:s text:c="4"/>S</text:span><text:span text:style-name="T7">j</text:span><text:span text:style-name="T15">=S</text:span><text:span text:style-name="T7">j</text:span><text:span text:style-name="T15">+(V</text:span><text:span text:style-name="T7">i</text:span><text:span text:style-name="T15">*M</text:span><text:span text:style-name="T7">ji</text:span><text:span text:style-name="T15">);</text:span></text:p>
      <text:p text:style-name="P7"><text:span text:style-name="T15"><text:s text:c="11"/>4) <text:s text:c="4"/>if(i&gt;=2</text:span><text:span text:style-name="T20">n</text:span><text:span text:style-name="T15">/2)</text:span></text:p>
      <text:p text:style-name="P7"><text:span text:style-name="T15"><text:s text:c="11"/>5) <text:s text:c="6"/>S</text:span><text:span text:style-name="T7">(j+(2^n)/2)</text:span><text:span text:style-name="T15">=S</text:span><text:span text:style-name="T7">(j+(2^n)/2)</text:span><text:span text:style-name="T15"> + (-1)*S</text:span><text:span text:style-name="T7">j</text:span><text:span text:style-name="T15">;</text:span></text:p>
      <text:p text:style-name="P7"><text:span text:style-name="T15"><text:s text:c="11"/>6) <text:s text:c="4"/>else</text:span></text:p>
      <text:p text:style-name="P7"><text:span text:style-name="T15"><text:s text:c="11"/>7) <text:s text:c="6"/>S</text:span><text:span text:style-name="T7">(j+(2^n)/2)</text:span><text:span text:style-name="T15">=S</text:span><text:span text:style-name="T7">(j+(2^n)/2)</text:span><text:span text:style-name="T15"> + S</text:span><text:span text:style-name="T7">j</text:span><text:span text:style-name="T15">;</text:span></text:p>
      <text:p text:style-name="P7"><text:span text:style-name="T15"><text:s/></text:span><text:span text:style-name="T17">Time Complexity:</text:span><text:span text:style-name="T15"> We assume n' = # columns</text:span></text:p>
      <text:p text:style-name="P5"><text:span text:style-name="T17">1 O(n') <text:tab/><text:tab/><text:tab/><text:tab/></text:span></text:p>
      <text:p text:style-name="P5"><text:span text:style-name="T17">2 O(n'/2)</text:span></text:p>
      <text:p text:style-name="P5"><text:span text:style-name="T17">3 O(1)</text:span></text:p>
      <text:p text:style-name="P5"><text:span text:style-name="T17">4 O(1)</text:span></text:p>
      <text:p text:style-name="P5"><text:span text:style-name="T17">5 O(1)</text:span></text:p>
      <text:p text:style-name="P5"><text:span text:style-name="T17">6 no cost</text:span></text:p>
      <text:p text:style-name="P5"><text:span text:style-name="T17">7 O(1)</text:span></text:p>
      <text:p text:style-name="P5"><text:span text:style-name="T17">Total: O(n') * ( O(n'/2) + 4*O(2) ) = </text:span><text:span text:style-name="T9">O(n'^2)</text:span></text:p>
      <text:p text:style-name="P8"><text:span text:style-name="T10">I couldn't get run time of O(nlog(n)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, 'Times New Roman', serif"/>
    <style:font-face style:name="mwmathext5regular" svg:font-family="mwmathext5regular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Woodbury</meta:initial-creator>
    <meta:creation-date>2017-04-30T00:56:30.78</meta:creation-date>
    <dc:date>2017-04-30T21:06:26.68</dc:date>
    <dc:creator>Stephen Woodbury</dc:creator>
    <meta:editing-duration>PT20H9M54S</meta:editing-duration>
    <meta:editing-cycles>5</meta:editing-cycles>
    <meta:generator>OpenOffice/4.1.2$Win32 OpenOffice.org_project/412m3$Build-9782</meta:generator>
    <meta:document-statistic meta:table-count="0" meta:image-count="0" meta:object-count="4" meta:page-count="2" meta:paragraph-count="66" meta:word-count="1021" meta:character-count="5970"/>
  </office:meta>
</office:document-meta>
</file>

<file path=Object 1/content.xml><?xml version="1.0" encoding="utf-8"?>
<math xmlns="http://www.w3.org/1998/Math/MathML">
  <semantics>
    <mrow>
      <mrow>
        <mrow>
          <mo stretchy="false">∥</mo>
          <mrow>
            <mi>V</mi>
          </mrow>
          <mo stretchy="false">∥</mo>
        </mrow>
        <mo stretchy="false">=</mo>
        <msqrt>
          <mrow>
            <mrow>
              <munderover>
                <mo stretchy="false">∑</mo>
                <mrow>
                  <mrow>
                    <mi>k</mi>
                    <mo stretchy="false">=</mo>
                    <mn>1</mn>
                  </mrow>
                </mrow>
                <mrow>
                  <mi>n</mi>
                  <mi>'</mi>
                </mrow>
              </munderover>
              <msup>
                <mfenced open="∣" close="∣">
                  <mrow>
                    <msub>
                      <mi>v</mi>
                      <mrow>
                        <mi>k</mi>
                      </mrow>
                    </msub>
                  </mrow>
                </mfenced>
                <mrow>
                  <mn>2</mn>
                </mrow>
              </msup>
            </mrow>
          </mrow>
        </msqrt>
      </mrow>
    </mrow>
    <annotation encoding="StarMath 5.0">ldline V rdline=sqrt{sum from{k=1} to{n'} left lline v_{k} right rline^{2}   } </annotation>
  </semantics>
</math>
</file>

<file path=Object 2/content.xml><?xml version="1.0" encoding="utf-8"?>
<math xmlns="http://www.w3.org/1998/Math/MathML">
  <semantics>
    <mrow>
      <mrow>
        <mrow>
          <mo stretchy="false">(</mo>
          <mrow>
            <mrow>
              <mn>1</mn>
              <mo stretchy="false">/</mo>
              <msqrt>
                <mrow>
                  <msup>
                    <mn>2</mn>
                    <mrow>
                      <mi>n</mi>
                    </mrow>
                  </msup>
                </mrow>
              </msqrt>
            </mrow>
          </mrow>
          <mo stretchy="false">)</mo>
        </mrow>
        <mo stretchy="false">∗</mo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row>
            <mrow>
              <mo stretchy="false">(</mo>
              <mrow>
                <mi mathvariant="italic">ioj</mi>
              </mrow>
              <mo stretchy="false">)</mo>
            </mrow>
          </mrow>
        </msup>
      </mrow>
    </mrow>
    <annotation encoding="StarMath 5.0">(1 / sqrt{2^{n}}  ) * (-1) ^{(ioj) }  </annotation>
  </semantics>
</math>
</file>

<file path=Object 3/content.xml><?xml version="1.0" encoding="utf-8"?>
<math xmlns="http://www.w3.org/1998/Math/MathML">
  <semantics>
    <mrow>
      <mrow>
        <mrow>
          <mrow>
            <mrow>
              <mo stretchy="false">∥</mo>
              <mrow>
                <mi>V</mi>
              </mrow>
              <mo stretchy="false">∥</mo>
            </mrow>
            <mo stretchy="false">=</mo>
            <msqrt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row>
                      <mi>n</mi>
                      <mi>'</mi>
                    </mrow>
                  </munderover>
                  <msup>
                    <mfenced open="∣" close="∣">
                      <mrow>
                        <mrow>
                          <mrow>
                            <mo stretchy="false">(</mo>
                            <mrow>
                              <mrow>
                                <mn>1</mn>
                                <mo stretchy="false">/</mo>
                                <msqrt>
                                  <mrow>
                                    <msup>
                                      <mn>2</mn>
                                      <mrow>
                                        <mi>n</mi>
                                      </mrow>
                                    </msup>
                                  </mrow>
                                </msqrt>
                              </mrow>
                            </mrow>
                            <mo stretchy="false">)</mo>
                          </mrow>
                          <mo stretchy="false">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row>
                              <mrow>
                                <mo stretchy="false">(</mo>
                                <mrow>
                                  <mi mathvariant="italic">ioj</mi>
                                </mrow>
                                <mo stretchy="false">)</mo>
                              </mrow>
                            </mrow>
                          </msup>
                        </mrow>
                      </mrow>
                    </mfenced>
                    <mrow>
                      <mn>2</mn>
                    </mrow>
                  </msup>
                </mrow>
              </mrow>
            </msqrt>
          </mrow>
          <mo stretchy="false">=</mo>
          <msqrt>
            <mrow>
              <mrow>
                <munderover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row>
                    <mi>n</mi>
                    <mi>'</mi>
                  </mrow>
                </munderover>
                <mrow>
                  <mo stretchy="false">(</mo>
                  <mrow>
                    <mrow>
                      <mn>1</mn>
                      <mo stretchy="false">/</mo>
                      <msup>
                        <mn>2</mn>
                        <mrow>
                          <mi>n</mi>
                        </mrow>
                      </msup>
                    </mrow>
                  </mrow>
                  <mo stretchy="false">)</mo>
                </mrow>
              </mrow>
            </mrow>
          </msqrt>
        </mrow>
        <mo stretchy="false">=</mo>
        <mrow>
          <mo stretchy="false">(</mo>
          <mrow>
            <mrow>
              <msqrt>
                <mrow>
                  <mi>n</mi>
                  <mi>'</mi>
                </mrow>
              </msqrt>
              <mo stretchy="false">/</mo>
              <msqrt>
                <mrow>
                  <msup>
                    <mn>2</mn>
                    <mrow>
                      <mi>n</mi>
                    </mrow>
                  </msup>
                </mrow>
              </msqrt>
            </mrow>
          </mrow>
          <mo stretchy="false">)</mo>
        </mrow>
      </mrow>
    </mrow>
    <annotation encoding="StarMath 5.0">ldline V rdline=sqrt{sum from{k=1} to{n'} left lline (1 / sqrt{2^{n}}  ) * (-1) ^{(ioj) }   right rline^{2}   } =sqrt{sum from{k=1} to{n'} (1 /2^{n}  )      }=(sqrt{n'} /sqrt{2^{n}}   ) </annotation>
  </semantics>
</math>
</file>

<file path=Object 4/content.xml><?xml version="1.0" encoding="utf-8"?>
<math xmlns="http://www.w3.org/1998/Math/MathML">
  <semantics>
    <mrow>
      <mrow>
        <mrow>
          <mrow>
            <mrow>
              <mo stretchy="false">∥</mo>
              <mrow>
                <mi>V</mi>
              </mrow>
              <mo stretchy="false">∥</mo>
            </mrow>
            <mo stretchy="false">=</mo>
            <mrow>
              <mo stretchy="false">(</mo>
              <mrow>
                <mrow>
                  <msqrt>
                    <mrow>
                      <mi>n</mi>
                      <mi>'</mi>
                    </mrow>
                  </msqrt>
                  <mo stretchy="false">/</mo>
                  <msqrt>
                    <mrow>
                      <msup>
                        <mn>2</mn>
                        <mrow>
                          <mi>n</mi>
                        </mrow>
                      </msup>
                    </mrow>
                  </msqrt>
                </mrow>
              </mrow>
              <mo stretchy="false">)</mo>
            </mrow>
          </mrow>
          <mo stretchy="false">=</mo>
          <mrow>
            <mo stretchy="false">(</mo>
            <mrow>
              <mrow>
                <msqrt>
                  <mrow>
                    <msup>
                      <mn>2</mn>
                      <mrow>
                        <mi>n</mi>
                      </mrow>
                    </msup>
                  </mrow>
                </msqrt>
                <mo stretchy="false">/</mo>
                <msqrt>
                  <mrow>
                    <msup>
                      <mn>2</mn>
                      <mrow>
                        <mi>n</mi>
                      </mrow>
                    </msup>
                  </mrow>
                </msqrt>
              </mrow>
            </mrow>
            <mo stretchy="false">)</mo>
          </mrow>
        </mrow>
        <mo stretchy="false">=</mo>
        <mn>1</mn>
      </mrow>
    </mrow>
    <annotation encoding="StarMath 5.0">ldline V rdline = (sqrt{n'} /sqrt{2^{n}} ) = (sqrt{2^{n}} /sqrt{2^{n}} ) = 1</annotation>
  </semantics>
</math>
</file>